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de71c" officeooo:paragraph-rsid="001de7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۱ – تفکر ابرزی یا cloud-native تفکری است که منجر به افزایش ظرفیت بازدهی یک پروسه یا نرم‌افزار یا سرویس خواهد شد . اصولاً این تفکر توسعه دهندگان را مجبور به رعایت استانداردهایی میکند که این اصول یا استاندارد ها برای توسعه سریعتر و مقیاس پذیری بالاتر آماده کرده یا در همین حالت مقیاس پذیر قرار میدهد . </text:p>
      <text:p text:style-name="P1">۲ – به طور کلی پیاده‌سازی این زیرساخت اعم از سیکل تولید یا تست یا عمل‌کرد نیازمند برخی از عملیات ها یا آماده سازی زیرساخت است که هر دو قسمت فارغ از codebase اصلی نرم‌افزار , تسک های بخش دواپس هستند تا نرم‌افزار را در بهینه ترین حالت و با مقیاس پذیری افقی و بدون وابستگی اجرا و ارایه نمایند </text:p>
      <text:p text:style-name="P1">۳ – یک سری اصول و استاندارد های اولیه وجود دارد که با رعایت این اصول در زمان تولید یا توسعه سرویس باعث خواهد شد تا نرم‌افزار در بخش‌های مستقل و با استانداردهای موردنیاز cloud-native ایجاد شوند تا بتوانند هر بخش به صورت مستقل و بدون وابستگی کار کنند یا سرویس ارایه نمایند</text:p>
      <text:p text:style-name="P1">۴ -۱ : این کد اصل جداسازی سرویس هارا نقض کرده <text:s/>است . (‌قانون ۴ – Backing Services )‌ چون برای اتصال به دیتابیس از localhost استفاده کرده و سرویس دیتابیس با app برروی یک سرویس run شده است . </text:p>
      <text:p text:style-name="P1">۴ -۲ :‌برای اصلاح آن باید سرویس دیتابیس در Container یا Instance دیگری run شده و برای اتصال به آن قاعدتاً از Conn.String استفاده کرد </text:p>
      <text:p text:style-name="P1">۵ -۱ : نیازمندی ها یا dependency ها براساس اصل شماره ۲ باید مجزا بوده و هر بخش از سرویس به صورت مستقل امکان راه اندازی داشته باشد . </text:p>
      <text:p text:style-name="P1">۵ – ۲ : قاعدتاً براساس اصل ۳ باید تنظیمات و محیط اجرایی نرم‌افزار یا سرویس شامل متغیرهای محیطی موردنیاز باشد که اصطلاحاً به آن env.vars گفته می‌شود . (‌Environment Vartiables ) </text:p>
      <text:p text:style-name="P1">۶ – براساس اصل ۱۱ کلیه لاگ ها باید به صورت یک رویداد یا event بررسی شوند و لاگ ها براساس استاندارد های خروجی دسته بندی و مدیریت شوند ( in/out/err ) </text:p>
      <text:p text:style-name="P1">۷ – براساس اصل ۱۲ در صورتی که یک پروسه خارج از سیستم ( admin process )‌نیازمند اجرا باشد که ممکن است بر کندی نرم‌افزار تأثیر گذار باشد یا نباشد باید این پروسه خارج از روند سیستم اجرا شود تا تأثیر مستقیم به عمل‌کرد سرویس یا سیستم نداشته باشد </text:p>
      <text:p text:style-name="P1">۸ – منظور از stateless بودن این است که نرم‌افزار یا سرویس به ازای هر درخواست فقط پاسخ همان درخواست را به صورت کامل ارایه کند و به پاسخ درخواست قبلی یا بعدی وابسته نباشد</text:p>
      <text:p text:style-name="P1">۹ – برنامه‌های ابری همانطور که در پاسخ اول گفته شد به دلیل این باید براساس ریسورس یکسان توسعه یابند اصطلاحاً Horizontal Scaling یا توسعه پذیری افقی دارند . در این حالت سرویس نیازمند افزایش ظرفیت اجرا نیست بلکه به ازای درخواست یا بار سیستم Instance ها جدیدی با همان میزان ریسورس اجرا و براساس اصل ۹ باید این Instance ها پس از Serve درخواست ها قابلیت از بین رفتن و آزاد سازی منابع داشته باشند . (‌Disposability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6T11:04:14.549335666</meta:creation-date>
    <dc:date>2021-11-26T11:19:35.793837872</dc:date>
    <meta:editing-duration>PT1S</meta:editing-duration>
    <meta:editing-cycles>1</meta:editing-cycles>
    <meta:generator>LibreOffice/6.4.7.2$Linux_X86_64 LibreOffice_project/40$Build-2</meta:generator>
    <meta:document-statistic meta:table-count="0" meta:image-count="0" meta:object-count="0" meta:page-count="1" meta:paragraph-count="11" meta:word-count="483" meta:character-count="2435" meta:non-whitespace-character-count="1944"/>
  </office:meta>
</office:document-meta>
</file>